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7: shell variables</text:p>
      <text:p text:style-name="Standard">1. Use echo to display Hello followed by your username. (use a bash variable!)</text:p>
      <text:p text:style-name="Standard"/>
      <text:p text:style-name="Standard">echo Hello $USER</text:p>
      <text:p text:style-name="Standard"/>
      <text:p text:style-name="Standard"/>
      <text:p text:style-name="Standard">2. Create a variable answer with a value of 42.</text:p>
      <text:p text:style-name="Standard"/>
      <text:p text:style-name="Standard">answer=42</text:p>
      <text:p text:style-name="Standard"/>
      <text:p text:style-name="Standard">3. Copy the value of $LANG to $MyLANG.</text:p>
      <text:p text:style-name="Standard"/>
      <text:p text:style-name="Standard">MyLANG=$LANG</text:p>
      <text:p text:style-name="Standard"/>
      <text:p text:style-name="Standard">4. List all current shell variables.</text:p>
      <text:p text:style-name="Standard"/>
      <text:p text:style-name="Standard">set</text:p>
      <text:p text:style-name="Standard">set|more on Ubuntu/Debian</text:p>
      <text:p text:style-name="Standard"/>
      <text:p text:style-name="Standard"/>
      <text:p text:style-name="Standard">5. List all exported shell variables.</text:p>
      <text:p text:style-name="Standard"/>
      <text:p text:style-name="Standard">env</text:p>
      <text:p text:style-name="Standard">export</text:p>
      <text:p text:style-name="Standard">declare -x</text:p>
      <text:p text:style-name="Standard"/>
      <text:p text:style-name="Standard"/>
      <text:p text:style-name="Standard">6. Do the env and set commands display your variable ?</text:p>
      <text:p text:style-name="Standard"/>
      <text:p text:style-name="Standard">env | more</text:p>
      <text:p text:style-name="Standard">set | more</text:p>
      <text:p text:style-name="Standard"/>
      <text:p text:style-name="Standard">6. Destroy your answer variable.</text:p>
      <text:p text:style-name="Standard"/>
      <text:p text:style-name="Standard">unset answer</text:p>
      <text:p text:style-name="Standard"/>
      <text:p text:style-name="Standard">7. Create two variables, and export one of them.</text:p>
      <text:p text:style-name="Standard"/>
      <text:p text:style-name="Standard">var1=1; export var2=2</text:p>
      <text:p text:style-name="Standard"/>
      <text:p text:style-name="Standard">8. Display the exported variable in an interactive child shell.</text:p>
      <text:p text:style-name="Standard"/>
      <text:p text:style-name="Standard">bash</text:p>
      <text:p text:style-name="Standard">echo $var2</text:p>
      <text:p text:style-name="Standard"/>
      <text:p text:style-name="Standard">9. Create a variable, give it the value 'Dumb', create another variable with value 'do'. Use echo and the two variables to echo Dumbledore.</text:p>
      <text:p text:style-name="Standard"/>
      <text:p text:style-name="Standard">varx=Dumb; vary=do</text:p>
      <text:p text:style-name="Standard"/>
      <text:p text:style-name="Standard">echo ${varx}le${vary}re</text:p>
      <text:p text:style-name="Standard">solution by Yves from Dexia : echo $varx'le'$vary're'</text:p>
      <text:p text:style-name="Standard"><text:soft-page-break/>solution by Erwin from Telenet : echo "$varx"le"$vary"re</text:p>
      <text:p text:style-name="Standard"/>
      <text:p text:style-name="Standard"/>
      <text:p text:style-name="Standard">10. Find the list of backslash escaped characters in the manual of bash. Add the time to your PS1 prompt.</text:p>
      <text:p text:style-name="Standard"/>
      <text:p text:style-name="Standard">PS1='\t \u@\h \W$ 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4:50:38.968271204</meta:creation-date>
    <dc:date>2020-10-03T14:51:21.991683469</dc:date>
    <meta:editing-duration>PT43S</meta:editing-duration>
    <meta:editing-cycles>1</meta:editing-cycles>
    <meta:document-statistic meta:table-count="0" meta:image-count="0" meta:object-count="0" meta:page-count="2" meta:paragraph-count="31" meta:word-count="177" meta:character-count="1023" meta:non-whitespace-character-count="877"/>
    <meta:generator>LibreOffice/6.4.4.2$Linux_X86_64 LibreOffice_project/40$Build-2</meta:generator>
  </office:meta>
</office:document-meta>
</file>